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style:text-outline="false" style:text-line-through-style="none" fo:font-style="italic" fo:text-shadow="none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ion_Name(<text:span text:style-name="T1">attribute1:</text:span> <text:span text:style-name="T5">domain</text:span><text:span text:style-name="T6">, </text:span><text:span text:style-name="T2">attribute2:</text:span><text:span text:style-name="T7"> </text:span><text:span text:style-name="T8">domain</text:span><text:span text:style-name="T7"> ....)</text:span></text:p>
      <text:p text:style-name="Standard"><text:span text:style-name="T7">Version1: no attention paid to constraints</text:span></text:p>
      <text:p text:style-name="Standard"><text:span text:style-name="T7"/></text:p>
      <text:p text:style-name="Standard"><text:span text:style-name="T7">Rental_Category(</text:span><text:span text:style-name="T3">cat</text:span><text:span text:style-name="T4">:</text:span><text:span text:style-name="T9"> </text:span><text:span text:style-name="T10">string</text:span><text:span text:style-name="T9">, </text:span><text:span text:style-name="T4">dur:</text:span><text:span text:style-name="T9"> </text:span><text:span text:style-name="T10">integer</text:span><text:span text:style-name="T9">, </text:span><text:span text:style-name="T4">price:</text:span><text:span text:style-name="T9"> </text:span><text:span text:style-name="T10">real</text:span><text:span text:style-name="T9">)</text:span></text:p>
      <text:p text:style-name="Standard"><text:span text:style-name="T9">Has_Category(</text:span><text:span text:style-name="T3">cat</text:span><text:span text:style-name="T4">:</text:span><text:span text:style-name="T9"> </text:span><text:span text:style-name="T10">string</text:span><text:span text:style-name="T9">, </text:span><text:span text:style-name="T3">rlsdate</text:span><text:span text:style-name="T4">:</text:span><text:span text:style-name="T9"> </text:span><text:span text:style-name="T10">date</text:span><text:span text:style-name="T9">, </text:span><text:span text:style-name="T3">title</text:span><text:span text:style-name="T4">:</text:span><text:span text:style-name="T9"> </text:span><text:span text:style-name="T10">string</text:span><text:span text:style-name="T9">)</text:span></text:p>
      <text:p text:style-name="Standard"><text:span text:style-name="T9">Movie_Info(</text:span><text:span text:style-name="T3">rlsdate</text:span><text:span text:style-name="T4">:</text:span><text:span text:style-name="T9"> </text:span><text:span text:style-name="T10">date</text:span><text:span text:style-name="T9">, </text:span><text:span text:style-name="T3">title</text:span><text:span text:style-name="T4">:</text:span><text:span text:style-name="T9"> </text:span><text:span text:style-name="T10">string</text:span><text:span text:style-name="T9">, </text:span><text:span text:style-name="T4">runtime</text:span><text:span text:style-name="T9">: </text:span><text:span text:style-name="T10">integer</text:span><text:span text:style-name="T9">, </text:span><text:span text:style-name="T4">genre:</text:span><text:span text:style-name="T9"> </text:span><text:span text:style-name="T10">string</text:span><text:span text:style-name="T9">, </text:span><text:span text:style-name="T4">studio:</text:span><text:span text:style-name="T9"> </text:span><text:span text:style-name="T10">string</text:span><text:span text:style-name="T9">, </text:span><text:span text:style-name="T4">rating:</text:span><text:span text:style-name="T9"> </text:span><text:span text:style-name="T10">real</text:span><text:span text:style-name="T9">)</text:span></text:p>
      <text:p text:style-name="Standard"><text:span text:style-name="T9">Copy_Of(</text:span><text:span text:style-name="T3">movie_id</text:span><text:span text:style-name="T4">:</text:span><text:span text:style-name="T9"> </text:span><text:span text:style-name="T10">integer</text:span><text:span text:style-name="T9">, </text:span><text:span text:style-name="T3">rlsdate</text:span><text:span text:style-name="T4">:</text:span><text:span text:style-name="T9"> </text:span><text:span text:style-name="T10">date</text:span><text:span text:style-name="T9">, </text:span><text:span text:style-name="T3">title</text:span><text:span text:style-name="T4">:</text:span><text:span text:style-name="T9"> </text:span><text:span text:style-name="T10">string</text:span><text:span text:style-name="T9">)</text:span></text:p>
      <text:p text:style-name="Standard"><text:span text:style-name="T9">Movie_Copy(</text:span><text:span text:style-name="T3">movie_id</text:span><text:span text:style-name="T4">:</text:span><text:span text:style-name="T9"> </text:span><text:span text:style-name="T10">integer</text:span><text:span text:style-name="T9">)</text:span></text:p>
      <text:p text:style-name="Standard"><text:span text:style-name="T9">Rental(</text:span><text:span text:style-name="T3">enum</text:span><text:span text:style-name="T4">:</text:span><text:span text:style-name="T9"> </text:span><text:span text:style-name="T10">integer</text:span><text:span text:style-name="T9">, </text:span><text:span text:style-name="T3">from</text:span><text:span text:style-name="T4">:</text:span><text:span text:style-name="T9"> </text:span><text:span text:style-name="T10">date</text:span><text:span text:style-name="T9">, </text:span><text:span text:style-name="T3">to</text:span><text:span text:style-name="T4">:</text:span><text:span text:style-name="T9"> </text:span><text:span text:style-name="T10">date</text:span><text:span text:style-name="T9">, </text:span><text:span text:style-name="T3">anum</text:span><text:span text:style-name="T4">:</text:span><text:span text:style-name="T9"> </text:span><text:span text:style-name="T10">integer</text:span><text:span text:style-name="T9">, </text:span><text:span text:style-name="Placeholder"><text:span text:style-name="T2">phone</text:span></text:span><text:span text:style-name="T9">: </text:span><text:span text:style-name="T10">integer</text:span><text:span text:style-name="T9">, </text:span><text:span text:style-name="T3">movie_id</text:span><text:span text:style-name="T4">:</text:span><text:span text:style-name="T9"> </text:span><text:span text:style-name="T10">integer</text:span><text:span text:style-name="T9">, </text:span><text:span text:style-name="T3">dlicense</text:span><text:span text:style-name="T4">:</text:span><text:span text:style-name="T9"> </text:span><text:span text:style-name="T10">integer</text:span><text:span text:style-name="T9">, </text:span><text:span text:style-name="T3">name</text:span><text:span text:style-name="T4">:</text:span><text:span text:style-name="T9"> </text:span><text:span text:style-name="T10">string</text:span><text:span text:style-name="T9">)</text:span></text:p>
      <text:p text:style-name="Standard"><text:span text:style-name="T9">Employee(</text:span><text:span text:style-name="T3">enum</text:span><text:span text:style-name="T4">:</text:span><text:span text:style-name="T9"> </text:span><text:span text:style-name="T10">integer</text:span><text:span text:style-name="T9">, </text:span><text:span text:style-name="T4">sin:</text:span><text:span text:style-name="T9"> </text:span><text:span text:style-name="T10">integer</text:span><text:span text:style-name="T9">, </text:span><text:span text:style-name="T4">name:</text:span><text:span text:style-name="T9"> </text:span><text:span text:style-name="T10">string</text:span><text:span text:style-name="T9">, </text:span><text:span text:style-name="T4">phone:</text:span><text:span text:style-name="T9"> </text:span><text:span text:style-name="T10">integer</text:span><text:span text:style-name="T9">, </text:span><text:span text:style-name="T4">doe:</text:span><text:span text:style-name="T9"> </text:span><text:span text:style-name="T10">date</text:span><text:span text:style-name="T9">, </text:span><text:span text:style-name="T4">dob:</text:span><text:span text:style-name="T9"> </text:span><text:span text:style-name="T10">date</text:span><text:span text:style-name="T9">, </text:span><text:span text:style-name="T4">address:</text:span><text:span text:style-name="T9"> </text:span><text:span text:style-name="T10">string</text:span><text:span text:style-name="T9">)</text:span></text:p>
      <text:p text:style-name="Standard"><text:span text:style-name="T9">Duration(</text:span><text:span text:style-name="T3">from</text:span><text:span text:style-name="T4">:</text:span><text:span text:style-name="T9"> </text:span><text:span text:style-name="T10">date</text:span><text:span text:style-name="T9">, </text:span><text:span text:style-name="T3">to</text:span><text:span text:style-name="T4">:</text:span><text:span text:style-name="T9"> </text:span><text:span text:style-name="T10">date</text:span><text:span text:style-name="T9">)</text:span></text:p>
      <text:p text:style-name="Standard"><text:span text:style-name="T9">Account(</text:span><text:span text:style-name="T3">anum</text:span><text:span text:style-name="T4">:</text:span><text:span text:style-name="T9"> </text:span><text:span text:style-name="T10">integer</text:span><text:span text:style-name="T9">, </text:span><text:span text:style-name="T4">balance:</text:span><text:span text:style-name="T9"> </text:span><text:span text:style-name="T10">real</text:span><text:span text:style-name="T9">, </text:span><text:span text:style-name="T4">since:</text:span><text:span text:style-name="T9"> </text:span><text:span text:style-name="T10">date</text:span><text:span text:style-name="T9">)</text:span></text:p>
      <text:p text:style-name="Standard"><text:span text:style-name="T9">Owner(</text:span><text:span text:style-name="T3">dlicense</text:span><text:span text:style-name="T4">:</text:span><text:span text:style-name="T9"> </text:span><text:span text:style-name="T10">integer</text:span><text:span text:style-name="T9">, </text:span><text:span text:style-name="T3">anum</text:span><text:span text:style-name="T4">:</text:span><text:span text:style-name="T9"> </text:span><text:span text:style-name="T10">integer</text:span><text:span text:style-name="T9">, </text:span><text:span text:style-name="Placeholder"><text:span text:style-name="T11">phone</text:span></text:span><text:span text:style-name="T4">:</text:span><text:span text:style-name="T9"> </text:span><text:span text:style-name="T10">integer</text:span><text:span text:style-name="T9">, </text:span><text:span text:style-name="T4">address:</text:span><text:span text:style-name="T9"> </text:span><text:span text:style-name="T10">string</text:span><text:span text:style-name="T9">, </text:span><text:span text:style-name="T4">ccard:</text:span><text:span text:style-name="T9"> </text:span><text:span text:style-name="T10">integer</text:span><text:span text:style-name="T9">, </text:span><text:span text:style-name="T4">name:</text:span><text:span text:style-name="T9"> </text:span><text:span text:style-name="T10">string</text:span><text:span text:style-name="T9">) </text:span></text:p>
      <text:p text:style-name="P1"><text:span text:style-name="T9">Member(</text:span><text:span text:style-name="T3">name</text:span><text:span text:style-name="T4">:</text:span><text:span text:style-name="T9"> </text:span><text:span text:style-name="T10">string</text:span><text:span text:style-name="T9">, </text:span><text:span text:style-name="T3">anum</text:span><text:span text:style-name="T4">:</text:span><text:span text:style-name="T9"> </text:span><text:span text:style-name="T10">integer</text:span><text:span text:style-name="T9">, </text:span><text:span text:style-name="Placeholder"><text:span text:style-name="T2">phone</text:span></text:span><text:span text:style-name="T9">: </text:span><text:span text:style-name="T10">integer</text:span><text:span text:style-name="T9">, </text:span><text:span text:style-name="T4">dob:</text:span><text:span text:style-name="T9"> </text:span><text:span text:style-name="T10">date</text:span><text:span text:style-name="T9">)</text:span></text:p>
      <text:p text:style-name="Standard"><text:span text:style-name="T9">Version 2: schema refined according to sections 19.7.3 and 19.9 (attention paid to constraints)</text:span></text:p>
      <text:p text:style-name="Standard"><text:span text:style-name="T9"/></text:p>
      <text:p text:style-name="Standard"><text:span text:style-name="T9">Movie_Info(</text:span><text:span text:style-name="T3">rlsdate</text:span><text:span text:style-name="T4">:</text:span><text:span text:style-name="T9"> </text:span><text:span text:style-name="T10">date</text:span><text:span text:style-name="T9">, </text:span><text:span text:style-name="T3">title</text:span><text:span text:style-name="T4">:</text:span><text:span text:style-name="T9"> </text:span><text:span text:style-name="T10">string</text:span><text:span text:style-name="T9">, </text:span><text:span text:style-name="T3">cat</text:span><text:span text:style-name="T4">:</text:span><text:span text:style-name="T9"> </text:span><text:span text:style-name="T10">string</text:span><text:span text:style-name="T9">, </text:span><text:span text:style-name="T4">runtime</text:span><text:span text:style-name="T9">: </text:span><text:span text:style-name="T10">integer</text:span><text:span text:style-name="T9">, </text:span><text:span text:style-name="T4">genre:</text:span><text:span text:style-name="T9"> </text:span><text:span text:style-name="T10">string</text:span><text:span text:style-name="T9">, </text:span><text:span text:style-name="T4">studio:</text:span><text:span text:style-name="T9"> </text:span><text:span text:style-name="T10">string</text:span><text:span text:style-name="T9">, </text:span><text:span text:style-name="T4">rating:</text:span><text:span text:style-name="T9"> </text:span><text:span text:style-name="T10">real</text:span><text:span text:style-name="T9">)</text:span></text:p>
      <text:p text:style-name="Standard"><text:span text:style-name="T9">Rental_Category(</text:span><text:span text:style-name="T3">cat</text:span><text:span text:style-name="T4">:</text:span><text:span text:style-name="T9"> </text:span><text:span text:style-name="T10">string</text:span><text:span text:style-name="T9">, </text:span><text:span text:style-name="T4">dur:</text:span><text:span text:style-name="T9"> </text:span><text:span text:style-name="T10">integer</text:span><text:span text:style-name="T9">, </text:span><text:span text:style-name="T4">price:</text:span><text:span text:style-name="T9"> </text:span><text:span text:style-name="T10">real</text:span><text:span text:style-name="T9">)</text:span></text:p>
      <text:p text:style-name="Standard"><text:span text:style-name="T9">Rentable_Movies(</text:span><text:span text:style-name="T3">movie_id</text:span><text:span text:style-name="T4">:</text:span><text:span text:style-name="T9"> </text:span><text:span text:style-name="T10">integer</text:span><text:span text:style-name="T9">, </text:span><text:span text:style-name="T4">rlsdate:</text:span><text:span text:style-name="T9"> </text:span><text:span text:style-name="T10">date</text:span><text:span text:style-name="T9">, </text:span><text:span text:style-name="T4">title:</text:span><text:span text:style-name="T9"> </text:span><text:span text:style-name="T10">string</text:span><text:span text:style-name="T9">)</text:span></text:p>
      <text:p text:style-name="Standard"><text:span text:style-name="T9">Employee(</text:span><text:span text:style-name="T3">enum</text:span><text:span text:style-name="T4">:</text:span><text:span text:style-name="T9"> </text:span><text:span text:style-name="T10">integer</text:span><text:span text:style-name="T9">, </text:span><text:span text:style-name="T4">sin:</text:span><text:span text:style-name="T9"> </text:span><text:span text:style-name="T10">integer</text:span><text:span text:style-name="T9">, </text:span><text:span text:style-name="T4">name:</text:span><text:span text:style-name="T9"> </text:span><text:span text:style-name="T10">string</text:span><text:span text:style-name="T9">, </text:span><text:span text:style-name="T4">phone:</text:span><text:span text:style-name="T9"> </text:span><text:span text:style-name="T10">integer</text:span><text:span text:style-name="T9">, </text:span><text:span text:style-name="T4">doe:</text:span><text:span text:style-name="T9"> </text:span><text:span text:style-name="T10">date</text:span><text:span text:style-name="T9">, </text:span><text:span text:style-name="T4">dob:</text:span><text:span text:style-name="T9"> </text:span><text:span text:style-name="T10">date</text:span><text:span text:style-name="T9">, </text:span><text:span text:style-name="T4">address:</text:span><text:span text:style-name="T9"> </text:span><text:span text:style-name="T10">string</text:span><text:span text:style-name="T9">)</text:span></text:p>
      <text:p text:style-name="Standard"><text:span text:style-name="T9">Movie_Rental(</text:span><text:span text:style-name="T3">from</text:span><text:span text:style-name="T4">:</text:span><text:span text:style-name="T9"> </text:span><text:span text:style-name="T10">date</text:span><text:span text:style-name="T9">, </text:span><text:span text:style-name="T3">to</text:span><text:span text:style-name="T4">:</text:span><text:span text:style-name="T9"> </text:span><text:span text:style-name="T10">date</text:span><text:span text:style-name="T9">, </text:span><text:span text:style-name="T3">movie_id</text:span><text:span text:style-name="T4">:</text:span><text:span text:style-name="T9"> </text:span><text:span text:style-name="T10">integer</text:span><text:span text:style-name="T9">, </text:span><text:span text:style-name="T3">enum</text:span><text:span text:style-name="T4">:</text:span><text:span text:style-name="T9"> </text:span><text:span text:style-name="T10">integer</text:span><text:span text:style-name="T9">, </text:span><text:span text:style-name="T3">anum</text:span><text:span text:style-name="T4">:</text:span><text:span text:style-name="T9"> </text:span><text:span text:style-name="T10">integer</text:span><text:span text:style-name="T9">, </text:span><text:span text:style-name="Placeholder"><text:span text:style-name="T2">phone</text:span></text:span><text:span text:style-name="T9">: </text:span><text:span text:style-name="T10">integer</text:span><text:span text:style-name="T9">, <text:s/></text:span><text:span text:style-name="T3">dlicense</text:span><text:span text:style-name="T4">:</text:span><text:span text:style-name="T9"> </text:span><text:span text:style-name="T10">integer</text:span><text:span text:style-name="T9">, </text:span><text:span text:style-name="T3">name</text:span><text:span text:style-name="T4">:</text:span><text:span text:style-name="T9"> </text:span><text:span text:style-name="T10">string</text:span><text:span text:style-name="T9">)</text:span></text:p>
      <text:p text:style-name="Standard"><text:span text:style-name="T9">Account(</text:span><text:span text:style-name="T3">anum</text:span><text:span text:style-name="T4">:</text:span><text:span text:style-name="T9"> </text:span><text:span text:style-name="T10">integer</text:span><text:span text:style-name="T9">, </text:span><text:span text:style-name="Placeholder"><text:span text:style-name="T11">phone</text:span></text:span><text:span text:style-name="T4">:</text:span><text:span text:style-name="T9"> </text:span><text:span text:style-name="T10">integer</text:span><text:span text:style-name="T9">, </text:span><text:span text:style-name="T4">balance:</text:span><text:span text:style-name="T9"> </text:span><text:span text:style-name="T10">real</text:span><text:span text:style-name="T9">, </text:span><text:span text:style-name="T4">since:</text:span><text:span text:style-name="T9"> </text:span><text:span text:style-name="T10">date</text:span><text:span text:style-name="T9">)</text:span></text:p>
      <text:p text:style-name="Standard"><text:span text:style-name="T9">Account_Holder(</text:span><text:span text:style-name="T3">dlicense</text:span><text:span text:style-name="T4">:</text:span><text:span text:style-name="T9"> </text:span><text:span text:style-name="T10">integer</text:span><text:span text:style-name="T9">, </text:span><text:span text:style-name="T3">anum</text:span><text:span text:style-name="T4">:</text:span><text:span text:style-name="T9"> </text:span><text:span text:style-name="T10">integer</text:span><text:span text:style-name="T9">, </text:span><text:span text:style-name="Placeholder"><text:span text:style-name="T11">phone</text:span></text:span><text:span text:style-name="T4">:</text:span><text:span text:style-name="T9"> </text:span><text:span text:style-name="T10">integer</text:span><text:span text:style-name="T9">, </text:span><text:span text:style-name="T4">address:</text:span><text:span text:style-name="T9"> </text:span><text:span text:style-name="T10">string</text:span><text:span text:style-name="T9">, </text:span><text:span text:style-name="T4">ccard:</text:span><text:span text:style-name="T9"> </text:span><text:span text:style-name="T10">integer</text:span><text:span text:style-name="T9">, </text:span><text:span text:style-name="T4">name:</text:span><text:span text:style-name="T9"> </text:span><text:span text:style-name="T10">string</text:span><text:span text:style-name="T9">) </text:span></text:p>
      <text:p text:style-name="P1"><text:span text:style-name="T9">Family_Member(</text:span><text:span text:style-name="T3">name</text:span><text:span text:style-name="T4">:</text:span><text:span text:style-name="T9"> </text:span><text:span text:style-name="T10">string</text:span><text:span text:style-name="T9">, </text:span><text:span text:style-name="T3">anum</text:span><text:span text:style-name="T4">:</text:span><text:span text:style-name="T9"> </text:span><text:span text:style-name="T10">integer</text:span><text:span text:style-name="T9">, </text:span><text:span text:style-name="Placeholder"><text:span text:style-name="T2">phone</text:span></text:span><text:span text:style-name="T9">: </text:span><text:span text:style-name="T10">integer</text:span><text:span text:style-name="T9">, </text:span><text:span text:style-name="T4">dob:</text:span><text:span text:style-name="T9"> </text:span><text:span text:style-name="T10">date</text:span><text:span text:style-name="T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inition" style:family="text"/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4T19:44:24</meta:creation-date>
    <dc:date>2009-05-25T00:25:36</dc:date>
    <meta:editing-duration>PT04H26M02S</meta:editing-duration>
    <meta:editing-cycles>11</meta:editing-cycles>
    <meta:generator>OpenOffice.org/3.0$Linux OpenOffice.org_project/300m15$Build-9379</meta:generator>
    <meta:document-statistic meta:table-count="0" meta:image-count="0" meta:object-count="0" meta:page-count="1" meta:paragraph-count="22" meta:word-count="201" meta:character-count="1691"/>
    <meta:user-defined meta:name="Info 1"/>
    <meta:user-defined meta:name="Info 2"/>
    <meta:user-defined meta:name="Info 3"/>
    <meta:user-defined meta:name="Info 4"/>
  </office:meta>
</office:document-meta>
</file>